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Bean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SmileHttpMessageConverterTests.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yBean.ge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setFraction( float fr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setString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setBytes(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SmileHttpMessageConverterTests.can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pingJackson2SmileHttpMessageConverterTests.can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yBean.setNumber( int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isB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setBool( boolean b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getF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ge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get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SmileHttpMessageConverterTests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yBean.setArray( String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